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50000030E21734C9D0EB736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0.654cm" fo:min-width="1.15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0.554cm" fo:min-width="1.05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a933" draw:marker-start-width="0.35cm" draw:marker-end-width="0.35cm" draw:fill="none" draw:fill-color="#ffffff" draw:textarea-horizontal-align="justify" draw:textarea-vertical-align="middle" draw:auto-grow-height="false" fo:min-height="0.554cm" fo:min-width="1.05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972f" draw:marker-start-width="0.35cm" draw:marker-end-width="0.35cm" draw:fill="none" draw:fill-color="#ffffff" draw:textarea-horizontal-align="justify" draw:textarea-vertical-align="middle" draw:auto-grow-height="false" fo:min-height="0.554cm" fo:min-width="1.05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1.035cm" svg:height="20.689cm" svg:x="3.5cm" svg:y="4.25cm">
          <draw:image xlink:href="Pictures/10000001000004950000030E21734C9D0EB73691.png" xlink:type="simple" xlink:show="embed" xlink:actuate="onLoad" draw:mime-type="image/png">
            <text:p/>
          </draw:image>
        </draw:frame>
        <draw:custom-shape draw:style-name="gr2" draw:text-style-name="P2" draw:layer="layout" svg:width="1.75cm" svg:height="1cm" svg:x="6.5cm" svg:y="6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75cm" svg:height="1cm" svg:x="32.901cm" svg:y="6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5cm" svg:height="1cm" svg:x="9.301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5cm" svg:height="1cm" svg:x="30.402cm" svg:y="6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5cm" svg:height="1cm" svg:x="17.002cm" svg:y="6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5cm" svg:height="1cm" svg:x="22.503cm" svg:y="6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a93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9T14:14:32.324825502</meta:creation-date>
    <dc:date>2023-06-29T15:34:26.082767334</dc:date>
    <meta:editing-duration>PT1H19M54S</meta:editing-duration>
    <meta:editing-cycles>1</meta:editing-cycles>
    <meta:document-statistic meta:object-count="7"/>
    <meta:generator>LibreOffice/7.3.7.2$Linux_X86_64 LibreOffice_project/30$Build-2</meta:generator>
  </office:meta>
</office:document-meta>
</file>